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 officeooo:rsid="000cc84e" officeooo:paragraph-rsid="000cc84e"/>
    </style:style>
    <style:style style:name="P2" style:family="paragraph" style:parent-style-name="Preformatted_20_Text">
      <style:text-properties fo:language="en" fo:country="US" officeooo:rsid="000ea3e8" officeooo:paragraph-rsid="000ea3e8"/>
    </style:style>
    <style:style style:name="P3" style:family="paragraph" style:parent-style-name="Preformatted_20_Text">
      <style:text-properties fo:language="en" fo:country="US" officeooo:rsid="0010fad0" officeooo:paragraph-rsid="0010fad0"/>
    </style:style>
    <style:style style:name="P4" style:family="paragraph" style:parent-style-name="Preformatted_20_Text">
      <style:text-properties fo:language="en" fo:country="US" officeooo:rsid="0011bc1e" officeooo:paragraph-rsid="0011bc1e"/>
    </style:style>
    <style:style style:name="P5" style:family="paragraph" style:parent-style-name="Preformatted_20_Text" style:list-style-name="L1">
      <style:text-properties fo:language="en" fo:country="US" officeooo:rsid="000cc84e" officeooo:paragraph-rsid="000cc84e"/>
    </style:style>
    <style:style style:name="P6" style:family="paragraph" style:parent-style-name="Preformatted_20_Text" style:list-style-name="L1">
      <style:text-properties fo:language="en" fo:country="US" officeooo:rsid="000ea3e8" officeooo:paragraph-rsid="000ea3e8"/>
    </style:style>
    <style:style style:name="P7" style:family="paragraph" style:parent-style-name="Preformatted_20_Text" style:list-style-name="L1">
      <style:text-properties fo:language="en" fo:country="US" officeooo:rsid="000ea3e8" officeooo:paragraph-rsid="0010e05d"/>
    </style:style>
    <style:style style:name="P8" style:family="paragraph" style:parent-style-name="Preformatted_20_Text" style:list-style-name="L1">
      <style:text-properties fo:language="en" fo:country="US" officeooo:rsid="0010ce24" officeooo:paragraph-rsid="0010ce24"/>
    </style:style>
    <style:style style:name="P9" style:family="paragraph" style:parent-style-name="Preformatted_20_Text" style:list-style-name="L1">
      <style:text-properties fo:language="en" fo:country="US" officeooo:rsid="0010e05d" officeooo:paragraph-rsid="0010e05d"/>
    </style:style>
    <style:style style:name="P10" style:family="paragraph" style:parent-style-name="Preformatted_20_Text" style:list-style-name="L1">
      <style:text-properties fo:language="en" fo:country="US" officeooo:rsid="0010fad0" officeooo:paragraph-rsid="0010fad0"/>
    </style:style>
    <style:style style:name="P11" style:family="paragraph" style:parent-style-name="Preformatted_20_Text" style:list-style-name="L2">
      <style:text-properties fo:language="en" fo:country="US" officeooo:rsid="0010fad0" officeooo:paragraph-rsid="0010fad0"/>
    </style:style>
    <style:style style:name="P12" style:family="paragraph" style:parent-style-name="Preformatted_20_Text" style:list-style-name="L3">
      <style:text-properties fo:language="en" fo:country="US" officeooo:rsid="0010fad0" officeooo:paragraph-rsid="0010fad0"/>
    </style:style>
    <style:style style:name="P13" style:family="paragraph" style:parent-style-name="Preformatted_20_Text" style:list-style-name="L2">
      <style:text-properties fo:language="en" fo:country="US" officeooo:rsid="00131ba0" officeooo:paragraph-rsid="00131ba0"/>
    </style:style>
    <style:style style:name="P14" style:family="paragraph" style:parent-style-name="Preformatted_20_Text" style:list-style-name="L2">
      <style:text-properties fo:language="en" fo:country="US" officeooo:rsid="001404f8" officeooo:paragraph-rsid="001404f8"/>
    </style:style>
    <style:style style:name="P15" style:family="paragraph" style:parent-style-name="Preformatted_20_Text" style:list-style-name="L2">
      <style:text-properties fo:language="en" fo:country="US" officeooo:rsid="001404f8" officeooo:paragraph-rsid="00155fab"/>
    </style:style>
    <style:style style:name="P16" style:family="paragraph" style:parent-style-name="Preformatted_20_Text" style:list-style-name="L3">
      <style:text-properties fo:language="en" fo:country="US" officeooo:rsid="00155fab" officeooo:paragraph-rsid="00155fab"/>
    </style:style>
    <style:style style:name="T1" style:family="text">
      <style:text-properties officeooo:rsid="000f685a"/>
    </style:style>
    <style:style style:name="T2" style:family="text">
      <style:text-properties officeooo:rsid="0010ce24"/>
    </style:style>
    <style:style style:name="T3" style:family="text">
      <style:text-properties officeooo:rsid="0010e05d"/>
    </style:style>
    <style:style style:name="T4" style:family="text">
      <style:text-properties officeooo:rsid="00155fa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lish T<text:span text:style-name="T1">opics A-Level </text:span></text:p>
      <text:p text:style-name="P1"/>
      <text:p text:style-name="P1">Q1.</text:p>
      <text:list xml:id="list581451997" text:style-name="L1">
        <text:list-item>
          <text:p text:style-name="P5">American history</text:p>
          <text:list>
            <text:list-item>
              <text:p text:style-name="P5">The declaration of independence</text:p>
              <text:list>
                <text:list-item>
                  <text:p text:style-name="P5">three inalienable rights</text:p>
                  <text:list>
                    <text:list-item>
                      <text:p text:style-name="P5">life</text:p>
                    </text:list-item>
                    <text:list-item>
                      <text:p text:style-name="P5">liberty</text:p>
                    </text:list-item>
                    <text:list-item>
                      <text:p text:style-name="P5">pursuit of happiness</text:p>
                    </text:list-item>
                  </text:list>
                </text:list-item>
              </text:list>
            </text:list-item>
            <text:list-item>
              <text:p text:style-name="P5">the Emancipation proclamation</text:p>
            </text:list-item>
            <text:list-item>
              <text:p text:style-name="P5">the bill of rights</text:p>
            </text:list-item>
            <text:list-item>
              <text:p text:style-name="P5">basic American history</text:p>
              <text:list>
                <text:list-item>
                  <text:p text:style-name="P6">people migrating to the US</text:p>
                  <text:list>
                    <text:list-item>
                      <text:p text:style-name="P6">prisoners</text:p>
                    </text:list-item>
                    <text:list-item>
                      <text:p text:style-name="P6">afraid of religious pro<text:span text:style-name="T1">s</text:span>ecution</text:p>
                    </text:list-item>
                  </text:list>
                </text:list-item>
              </text:list>
            </text:list-item>
            <text:list-item>
              <text:p text:style-name="P5">slave trade</text:p>
            </text:list-item>
            <text:list-item>
              <text:p text:style-name="P6">horizontal separation of power</text:p>
              <text:list>
                <text:list-item>
                  <text:p text:style-name="P5">the three branches of power</text:p>
                  <text:list>
                    <text:list-item>
                      <text:p text:style-name="P6">legislative</text:p>
                      <text:list>
                        <text:list-item>
                          <text:p text:style-name="P8">the parliament</text:p>
                          <text:list>
                            <text:list-item>
                              <text:p text:style-name="P8">the senate: 2 seats for each state</text:p>
                            </text:list-item>
                            <text:list-item>
                              <text:p text:style-name="P8">the house of representatives: seats for the states depending on their number of citizens</text:p>
                            </text:list-item>
                            <text:list-item>
                              <text:p text:style-name="P9">both have different authorities in different cas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judicial: <text:span text:style-name="T2">the supreme court</text:span></text:p>
                    </text:list-item>
                    <text:list-item>
                      <text:p text:style-name="P6">executive</text:p>
                      <text:list>
                        <text:list-item>
                          <text:p text:style-name="P8">the government</text:p>
                          <text:list>
                            <text:list-item>
                              <text:p text:style-name="P8">the president </text:p>
                            </text:list-item>
                            <text:list-item>
                              <text:p text:style-name="P8">secretaries</text:p>
                              <text:list>
                                <text:list-item>
                                  <text:p text:style-name="P8">the secretary of defense etc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vertical separation of power</text:p>
              <text:list>
                <text:list-item>
                  <text:p text:style-name="P6">states</text:p>
                  <text:list>
                    <text:list-item>
                      <text:p text:style-name="P6">also have horizontal separation of power</text:p>
                    </text:list-item>
                    <text:list-item>
                      <text:p text:style-name="P7"><text:span text:style-name="T3">former </text:span>colonies of Great Britain, France, Spain and <text:span text:style-name="T1">P</text:span>ortug<text:span text:style-name="T1">al</text:span></text:p>
                    </text:list-item>
                  </text:list>
                </text:list-item>
              </text:list>
            </text:list-item>
            <text:list-item>
              <text:p text:style-name="P9">slave trade</text:p>
              <text:list>
                <text:list-item>
                  <text:p text:style-name="P9">triangular trade</text:p>
                  <text:list>
                    <text:list-item>
                      <text:p text:style-name="P9">Africa</text:p>
                    </text:list-item>
                    <text:list-item>
                      <text:p text:style-name="P9">Europe</text:p>
                    </text:list-item>
                    <text:list-item>
                      <text:p text:style-name="P9">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Japanese history in America</text:p>
          <text:list>
            <text:list-item>
              <text:p text:style-name="P9">Hawaii</text:p>
            </text:list-item>
            <text:list-item>
              <text:p text:style-name="P9">japan being forced to open to the world</text:p>
            </text:list-item>
            <text:list-item>
              <text:p text:style-name="P9">pearl Harbour</text:p>
            </text:list-item>
            <text:list-item>
              <text:p text:style-name="P9">only the best came to America</text:p>
            </text:list-item>
            <text:list-item>
              <text:p text:style-name="P9">farmers</text:p>
            </text:list-item>
            <text:list-item>
              <text:p text:style-name="P9">gentlemen’s agreement</text:p>
              <text:list>
                <text:list-item>
                  <text:p text:style-name="P9">exclusion of the japanese people</text:p>
                </text:list-item>
              </text:list>
            </text:list-item>
          </text:list>
        </text:list-item>
        <text:list-item>
          <text:p text:style-name="P9">Chinese history in America</text:p>
          <text:list>
            <text:list-item>
              <text:p text:style-name="P9">Gold rush</text:p>
            </text:list-item>
            <text:list-item>
              <text:p text:style-name="P9">prostitution</text:p>
            </text:list-item>
            <text:list-item>
              <text:p text:style-name="P9">a lot of single man</text:p>
            </text:list-item>
            <text:list-item>
              <text:p text:style-name="P9">poverty</text:p>
            </text:list-item>
            <text:list-item>
              <text:p text:style-name="P9">chines exclusion act</text:p>
            </text:list-item>
          </text:list>
        </text:list-item>
        <text:list-item>
          <text:p text:style-name="P9">model minority myth</text:p>
          <text:list>
            <text:list-item>
              <text:p text:style-name="P10">amy chua</text:p>
            </text:list-item>
            <text:list-item>
              <text:p text:style-name="P10">tiger mom</text:p>
            </text:list-item>
            <text:list-item>
              <text:p text:style-name="P10">parenting</text:p>
            </text:list-item>
            <text:list-item>
              <text:p text:style-name="P10">racism</text:p>
            </text:list-item>
          </text:list>
        </text:list-item>
        <text:list-item>
          <text:p text:style-name="P10">to kill a mockingbird</text:p>
          <text:list>
            <text:list-header>
              <text:p text:style-name="P10"/>
            </text:list-header>
          </text:list>
        </text:list-item>
      </text:list>
      <text:p text:style-name="P3"/>
      <text:p text:style-name="P3"/>
      <text:list xml:id="list133031819970858" text:continue-numbering="true" text:style-name="L1">
        <text:list-item>
          <text:list>
            <text:list-header>
              <text:p text:style-name="P9"/>
            </text:list-header>
          </text:list>
        </text:list-item>
      </text:list>
      <text:p text:style-name="P2"/>
      <text:p text:style-name="P2"><text:soft-page-break/><text:tab/><text:tab/> </text:p>
      <text:p text:style-name="P1"/>
      <text:p text:style-name="P1">Q2.</text:p>
      <text:list xml:id="list1603937227" text:style-name="L2">
        <text:list-item>
          <text:p text:style-name="P11">British history</text:p>
          <text:list>
            <text:list-item>
              <text:p text:style-name="P14">House of Commons </text:p>
              <text:list>
                <text:list-item>
                  <text:p text:style-name="P14">All the Power</text:p>
                </text:list-item>
                <text:list-item>
                  <text:p text:style-name="P14">can create new bills</text:p>
                </text:list-item>
                <text:list-item>
                  <text:p text:style-name="P14">consists of representatives voted for</text:p>
                </text:list-item>
              </text:list>
            </text:list-item>
            <text:list-item>
              <text:p text:style-name="P14">house of Lords</text:p>
              <text:list>
                <text:list-item>
                  <text:p text:style-name="P14">can only delay bills</text:p>
                </text:list-item>
                <text:list-item>
                  <text:p text:style-name="P14">consists of the British Noble</text:p>
                </text:list-item>
              </text:list>
            </text:list-item>
          </text:list>
        </text:list-item>
        <text:list-item>
          <text:p text:style-name="P11">Northern Ireland conflict</text:p>
          <text:list>
            <text:list-item>
              <text:p text:style-name="P15">British people wandered of to northern Ireland, Ireland didn’ want that but got annexed by Britain. <text:span text:style-name="T4">The Irish didn’t want that and <text:s/></text:span><text:s/><text:span text:style-name="T4">the IRA (Terror organisation) became a thing.</text:span></text:p>
            </text:list-item>
          </text:list>
        </text:list-item>
        <text:list-item>
          <text:p text:style-name="P11">emigration</text:p>
        </text:list-item>
        <text:list-item>
          <text:p text:style-name="P11">how to kill an elephant George orwell</text:p>
        </text:list-item>
        <text:list-item>
          <text:p text:style-name="P11">the embassy of cambodia zadie smith</text:p>
        </text:list-item>
        <text:list-item>
          <text:p text:style-name="P11">pakistani history in britain</text:p>
        </text:list-item>
        <text:list-item>
          <text:p text:style-name="P11">melting pot vs. salat ball</text:p>
        </text:list-item>
        <text:list-item>
          <text:p text:style-name="P13">my son the fanatic: harper lee</text:p>
        </text:list-item>
      </text:list>
      <text:p text:style-name="P1"/>
      <text:p text:style-name="P1">Q3.</text:p>
      <text:list xml:id="list3104443674" text:style-name="L3">
        <text:list-item>
          <text:p text:style-name="P12">difficult situations</text:p>
          <text:list>
            <text:list-item>
              <text:p text:style-name="P16">Dear Nobody</text:p>
            </text:list-item>
            <text:list-item>
              <text:p text:style-name="P16">Othello</text:p>
            </text:list-item>
          </text:list>
        </text:list-item>
        <text:list-item>
          <text:p text:style-name="P12">PGD</text:p>
        </text:list-item>
        <text:list-item>
          <text:p text:style-name="P12">saviour siblings</text:p>
        </text:list-item>
        <text:list-item>
          <text:p text:style-name="P12">RCS (Robotic combat systems)</text:p>
        </text:list-item>
        <text:list-item>
          <text:p text:style-name="P12">scientific research</text:p>
        </text:list-item>
      </text:list>
      <text:p text:style-name="P3"/>
      <text:p text:style-name="P3"/>
      <text:p text:style-name="P4">Basic skills</text:p>
      <text:p text:style-name="P4"/>
      <text:p text:style-name="P4">summary</text:p>
      <text:p text:style-name="P4">comment</text:p>
      <text:p text:style-name="P4">mediation</text:p>
      <text:p text:style-name="P4">analyses</text:p>
      <text:p text:style-name="P4">vocabulary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28T13:30:30.273728542</dc:date>
    <meta:editing-duration>PT22M58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89" meta:word-count="371" meta:character-count="2002" meta:non-whitespace-character-count="1789"/>
  </office:meta>
</office:document-meta>
</file>